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C0000010E63F6A8C02EBC9A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2783in" svg:height="3.7508in" draw:z-index="0"><draw:image xlink:href="Pictures/100000000000017C0000010E63F6A8C02EBC9A1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20:06:37.888735863</meta:creation-date>
    <dc:date>2020-01-12T20:07:34.608400202</dc:date>
    <meta:editing-duration>PT1M2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